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2" calcext:value-type="float">
            <text:p>269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54" calcext:value-type="float">
            <text:p>2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90" calcext:value-type="float">
            <text:p>269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7" calcext:value-type="float">
            <text:p>3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566" calcext:value-type="float">
            <text:p>356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 office:value-type="float" office:value="3959" calcext:value-type="float">
            <text:p>395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9">00/00/0000</text:date>, <text:time style:data-style-name="N2" text:time-value="21:23:52.832761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21:24:21.026107571</dc:date>
    <meta:editing-duration>PT34M29S</meta:editing-duration>
    <meta:editing-cycles>20</meta:editing-cycles>
    <meta:generator>LibreOffice/5.3.3.2$MacOSX_X86_64 LibreOffice_project/3d9a8b4b4e538a85e0782bd6c2d430bafe583448</meta:generator>
    <meta:document-statistic meta:table-count="2" meta:cell-count="14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90">
                <text:p>269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9">
                <text:p>27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76">
                <text:p>367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3959">
                <text:p>395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